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paragraph-properties fo:margin-top="0cm" fo:margin-bottom="0.499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AV Toolchain: Getting Started.</text:p>
      <text:p text:style-name="Standard"/>
      <text:p text:style-name="Standard">You should have:</text:p>
      <text:p text:style-name="Standard"/>
      <text:list xml:id="list2056955290" text:style-name="L1">
        <text:list-item>
          <text:p text:style-name="P1">A computer running the latest version of Ubuntu, connected to the internet.</text:p>
        </text:list-item>
        <text:list-item>
          <text:p text:style-name="P1">The microprocessor of choice, able to be connected to your computer through ISP programming.</text:p>
        </text:list-item>
      </text:list>
      <text:p text:style-name="Standard"/>
      <text:p text:style-name="Standard">Once you have Ubuntu installed, you should install the necessary packages to be able to use the toolchain. </text:p>
      <text:p text:style-name="Standard"/>
      <text:p text:style-name="Standard">Most of these packages can be installed using the Debian Package repository. To install these packages, open the terminal, and enter:</text:p>
      <text:p text:style-name="Standard"/>
      <text:p text:style-name="P2"><text:span text:style-name="Source_20_Text">apt-get install byacc flex gcc-avr avr-libc</text:span></text:p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Micro Hei1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1-11-24T10:17:57</meta:creation-date>
    <dc:date>2011-11-24T10:46:49</dc:date>
    <dc:creator>Student </dc:creator>
    <meta:editing-duration>PT28M53S</meta:editing-duration>
    <meta:editing-cycles>2</meta:editing-cycles>
    <meta:generator>LibreOffice/3.4$Unix LibreOffice_project/340m1$Build-302</meta:generator>
    <meta:document-statistic meta:table-count="0" meta:image-count="0" meta:object-count="0" meta:page-count="1" meta:paragraph-count="8" meta:word-count="78" meta:character-count="498" meta:non-whitespace-character-count="425"/>
  </office:meta>
</office:document-meta>
</file>